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I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mp- und Creature-AI</text:p>
              </text:list-item>
              <text:list-item>
                <text:p>Imp-Jobsystem</text:p>
              </text:list-item>
              <text:list-item>
                <text:p>Freund/Feinderkennung</text:p>
              </text:list-item>
              <text:list-item>
                <text:p>Wegeberech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obsyste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6 Jobtypen</text:p>
              </text:list-item>
              <text:list-item>
                <text:p>3 Listen/Queues in Map</text:p>
              </text:list-item>
              <text:list-item>
                <text:p>Automatisches Aufschieben</text:p>
              </text:list-item>
              <text:list-item>
                <text:p>Verwendung durch A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pgenerato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estgelegte Positionen</text:p>
              </text:list-item>
              <text:list-item>
                <text:p>Zufällige Wandtypen</text:p>
              </text:list-item>
              <text:list-item>
                <text:p>Auffüllen mit "normalen" Wänden</text:p>
              </text:list-item>
              <text:list-item>
                <text:p>Goldvorkommenvergrößerung</text:p>
              </text:list-item>
              <text:list-item>
                <text:p>Pfadberech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13S</meta:editing-duration>
    <meta:editing-cycles>3</meta:editing-cycles>
    <meta:generator>OpenOffice/4.1.1$Win32 OpenOffice.org_project/411m6$Build-9775</meta:generator>
    <dc:date>2015-09-29T16:48:18.90</dc:date>
    <meta:document-statistic meta:object-count="33"/>
  </office:meta>
</office:document-meta>
</file>